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3ae" officeooo:paragraph-rsid="001963ae"/>
    </style:style>
    <style:style style:name="P2" style:family="paragraph" style:parent-style-name="Standard">
      <style:text-properties officeooo:rsid="001963ae" officeooo:paragraph-rsid="00244fba"/>
    </style:style>
    <style:style style:name="P3" style:family="paragraph" style:parent-style-name="Standard">
      <style:text-properties officeooo:rsid="001f27b2" officeooo:paragraph-rsid="001f27b2"/>
    </style:style>
    <style:style style:name="P4" style:family="paragraph" style:parent-style-name="Standard">
      <style:text-properties officeooo:rsid="0020fff5" officeooo:paragraph-rsid="0020fff5"/>
    </style:style>
    <style:style style:name="P5" style:family="paragraph" style:parent-style-name="Standard">
      <style:text-properties officeooo:rsid="0024f45d" officeooo:paragraph-rsid="0024f45d"/>
    </style:style>
    <style:style style:name="T1" style:family="text">
      <style:text-properties officeooo:rsid="001b11e4"/>
    </style:style>
    <style:style style:name="T2" style:family="text">
      <style:text-properties officeooo:rsid="001d10c8"/>
    </style:style>
    <style:style style:name="T3" style:family="text">
      <style:text-properties officeooo:rsid="001db286"/>
    </style:style>
    <style:style style:name="T4" style:family="text">
      <style:text-properties officeooo:rsid="001f75ff"/>
    </style:style>
    <style:style style:name="T5" style:family="text">
      <style:text-properties officeooo:rsid="00244f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mmary – Implementing RPC</text:p>
      <text:p text:style-name="P5">Mahendra Duwal Shrestha</text:p>
      <text:p text:style-name="P2"/>
      <text:p text:style-name="P2">he paper states that remote procedure calls are based on simple procedure calls used for transfer of control and data with a program and is extension of it across communication network. It claims that issues present at the time concerning RPCs <text:span text:style-name="T3">were</text:span> addressed in the author's version of implementation and implemented with clean and simple semantics, efficiency, generality. The paper talks about encryption based security and integrity of data over network. The authors hoped to promote distributed systems with simplicity and ease of the<text:span text:style-name="T2">ir implementation style of</text:span> <text:span text:style-name="T1">RPCs.</text:span></text:p>
      <text:p text:style-name="P1"/>
      <text:p text:style-name="P3">The program structure consist<text:span text:style-name="T4">s</text:span> of five parts: the user, the user-stub, the RPC communications package <text:span text:style-name="T4">(RPCRuntime)</text:span>, the server-stub and the server. <text:span text:style-name="T4">The user and server are parts of distributed application. The user makes a initiates a remote call as normal call and invokes corresponding procedure in user stub. User stub places the call into RPCRuntime in packet form for further transmission. RPCRuntime handles transmission on both ends. On the other end of call, RPCRuntime passes it to server-stub which unpacks it and make a normal local call to server. Meanwhile during the call, calling process remains suspended until it receives results back from server.</text:span></text:p>
      <text:p text:style-name="P3"/>
      <text:p text:style-name="P4">The paper claims that the package was fully implemented and was also used by Cedar programmers. However, the authors acknowledge it was in early stages and lots of work needed to be done before it <text:span text:style-name="T5">could</text:span> be established as efficient and good performing communication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2:05:01.272025204</meta:creation-date>
    <dc:date>2015-02-03T00:07:13.431239435</dc:date>
    <meta:editing-duration>PT1H46M59S</meta:editing-duration>
    <meta:editing-cycles>8</meta:editing-cycles>
    <meta:generator>LibreOffice/4.2.7.2$Linux_X86_64 LibreOffice_project/420m0$Build-2</meta:generator>
    <meta:document-statistic meta:table-count="0" meta:image-count="0" meta:object-count="0" meta:page-count="1" meta:paragraph-count="5" meta:word-count="243" meta:character-count="1555" meta:non-whitespace-character-count="1316"/>
  </office:meta>
</office:document-meta>
</file>